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swiss"/>
    <style:font-face style:name="Arial2"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fo:break-before="auto" fo:break-after="auto" table:align="margins"/>
    </style:style>
    <style:style style:name="Tabella1.A" style:family="table-column">
      <style:table-column-properties style:column-width="4.249cm" style:rel-column-width="16383*"/>
    </style:style>
    <style:style style:name="Tabella1.B" style:family="table-column">
      <style:table-column-properties style:column-width="12.749cm" style:rel-column-width="49152*"/>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fo:break-after="page" table:align="margins"/>
    </style:style>
    <style:style style:name="Tabella2.A" style:family="table-column">
      <style:table-column-properties style:column-width="4.249cm" style:rel-column-width="16383*"/>
    </style:style>
    <style:style style:name="Tabella2.B" style:family="table-column">
      <style:table-column-properties style:column-width="12.749cm" style:rel-column-width="49152*"/>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4" style:family="table">
      <style:table-properties style:width="16.999cm" fo:break-before="auto" fo:break-after="auto" table:align="margins"/>
    </style:style>
    <style:style style:name="Tabella4.A" style:family="table-column">
      <style:table-column-properties style:column-width="4.249cm" style:rel-column-width="16383*"/>
    </style:style>
    <style:style style:name="Tabella4.B" style:family="table-column">
      <style:table-column-properties style:column-width="12.749cm" style:rel-column-width="49152*"/>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4.249cm" style:rel-column-width="16383*"/>
    </style:style>
    <style:style style:name="Tabella3.B" style:family="table-column">
      <style:table-column-properties style:column-width="12.749cm" style:rel-column-width="49152*"/>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5" style:family="table">
      <style:table-properties style:width="16.999cm" fo:break-after="page"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2">
      <style:text-properties style:font-name="Arial2" fo:font-size="16pt" style:font-size-asian="16pt" style:font-size-complex="16pt"/>
    </style:style>
    <style:style style:name="P5" style:family="paragraph" style:parent-style-name="Heading_20_2">
      <style:text-properties style:font-name="Arial2" fo:font-size="16pt" fo:font-weight="bold" style:font-size-asian="16pt" style:font-size-complex="16pt"/>
    </style:style>
    <style:style style:name="P6" style:family="paragraph" style:parent-style-name="Text_20_body">
      <style:text-properties style:font-name="Arial2" fo:font-size="12pt" style:font-size-asian="12pt" style:font-size-complex="12pt"/>
    </style:style>
    <style:style style:name="P7" style:family="paragraph" style:parent-style-name="Standard" style:list-style-name="WWNum10">
      <style:paragraph-properties fo:margin-left="1.27cm" fo:margin-right="0cm" fo:line-height="100%" fo:text-indent="-0.635cm" style:auto-text-indent="false"/>
    </style:style>
    <style:style style:name="P8" style:family="paragraph" style:parent-style-name="Standard" style:list-style-name="WWNum9">
      <style:paragraph-properties fo:margin-left="1.27cm" fo:margin-right="0cm" fo:line-height="100%" fo:text-indent="-0.635cm" style:auto-text-indent="false"/>
    </style:style>
    <style:style style:name="P9" style:family="paragraph" style:parent-style-name="Standard" style:list-style-name="WWNum11">
      <style:paragraph-properties fo:margin-left="1.27cm" fo:margin-right="0cm" fo:line-height="100%" fo:text-indent="-0.635cm" style:auto-text-indent="false"/>
    </style:style>
    <style:style style:name="P10" style:family="paragraph" style:parent-style-name="Table_20_Contents" style:list-style-name="L2"/>
    <style:style style:name="P11" style:family="paragraph" style:parent-style-name="Table_20_Contents" style:list-style-name="L2">
      <style:text-properties fo:font-weight="normal" style:font-weight-asian="normal" style:font-weight-complex="normal"/>
    </style:style>
    <style:style style:name="P12" style:family="paragraph" style:parent-style-name="Table_20_Contents" style:list-style-name="L3">
      <style:text-properties fo:font-weight="normal" style:font-weight-asian="normal" style:font-weight-complex="normal"/>
    </style:style>
    <style:style style:name="P13" style:family="paragraph" style:parent-style-name="Table_20_Contents" style:list-style-name="L5">
      <style:text-properties fo:font-weight="normal" style:font-weight-asian="normal" style:font-weight-complex="normal"/>
    </style:style>
    <style:style style:name="P14" style:family="paragraph" style:parent-style-name="Table_20_Contents" style:list-style-name="L7">
      <style:text-properties fo:font-weight="normal" style:font-weight-asian="normal" style:font-weight-complex="normal"/>
    </style:style>
    <style:style style:name="P15" style:family="paragraph" style:parent-style-name="Table_20_Contents" style:list-style-name="L9">
      <style:text-properties fo:font-weight="normal" style:font-weight-asian="normal" style:font-weight-complex="normal"/>
    </style:style>
    <style:style style:name="P16" style:family="paragraph" style:parent-style-name="Table_20_Contents" style:list-style-name="L10">
      <style:text-properties fo:font-weight="normal" style:font-weight-asian="normal" style:font-weight-complex="normal"/>
    </style:style>
    <style:style style:name="P17" style:family="paragraph" style:parent-style-name="Table_20_Contents" style:list-style-name="L11">
      <style:text-properties fo:font-weight="normal" style:font-weight-asian="normal" style:font-weight-complex="normal"/>
    </style:style>
    <style:style style:name="P18" style:family="paragraph" style:parent-style-name="Table_20_Contents" style:list-style-name="L12">
      <style:text-properties fo:font-weight="normal" style:font-weight-asian="normal" style:font-weight-complex="normal"/>
    </style:style>
    <style:style style:name="P19" style:family="paragraph" style:parent-style-name="Table_20_Contents" style:list-style-name="L3"/>
    <style:style style:name="P20" style:family="paragraph" style:parent-style-name="Table_20_Contents" style:list-style-name="L4"/>
    <style:style style:name="P21" style:family="paragraph" style:parent-style-name="Table_20_Contents" style:list-style-name="L5"/>
    <style:style style:name="P22" style:family="paragraph" style:parent-style-name="Table_20_Contents" style:list-style-name="L6"/>
    <style:style style:name="P23" style:family="paragraph" style:parent-style-name="Table_20_Contents" style:list-style-name="L7"/>
    <style:style style:name="P24" style:family="paragraph" style:parent-style-name="Table_20_Contents" style:list-style-name="L8"/>
    <style:style style:name="P25" style:family="paragraph" style:parent-style-name="Heading_20_1">
      <style:text-properties fo:font-size="18pt" style:font-size-asian="18pt" style:font-size-complex="18pt"/>
    </style:style>
    <style:style style:name="P26" style:family="paragraph" style:parent-style-name="Heading_20_3">
      <style:text-properties fo:font-weight="bold"/>
    </style:style>
    <style:style style:name="P27" style:family="paragraph" style:parent-style-name="Heading_20_4">
      <style:paragraph-properties fo:break-before="page"/>
    </style:style>
    <style:style style:name="P28" style:family="paragraph" style:parent-style-name="Text_20_body"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8pt" fo:font-weight="bold" style:font-size-asian="18pt" style:font-size-complex="18pt"/>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 generale</text:p>
          </text:index-title>
          <text:p text:style-name="P3">1. Introduzione<text:tab/>1</text:p>
          <text:p text:style-name="P1">1.1 Scopo del Sistema<text:tab/>1</text:p>
          <text:p text:style-name="P1">1.2 Ambito del Sistema<text:tab/>2</text:p>
          <text:p text:style-name="P1">1.3 Obiettivi e Criteri del Sistema<text:tab/>2</text:p>
          <text:p text:style-name="P1"><text:line-break/>1.4 Definizioni, Acronimi e Abbreviazioni<text:tab/>2</text:p>
          <text:p text:style-name="P1"><text:line-break/>1.5 Riferimenti<text:tab/>2</text:p>
          <text:p text:style-name="P1"><text:line-break/>1.6 Sommario<text:tab/>2</text:p>
          <text:p text:style-name="P3">2. Sistema Corrente<text:tab/>2</text:p>
          <text:p text:style-name="P3">3. Sistema Proposto<text:tab/>2</text:p>
          <text:p text:style-name="P1">3.1 Sommario<text:tab/>3</text:p>
          <text:p text:style-name="P1">3.2 Requisiti Funzionali<text:tab/>3</text:p>
          <text:p text:style-name="P1">3.3 Requisiti Non Funzionali<text:tab/>3</text:p>
          <text:p text:style-name="P2">3.3.1 Usabilità<text:tab/>3</text:p>
          <text:p text:style-name="P2">3.3.2 Affidabilità<text:tab/>3</text:p>
          <text:p text:style-name="P2">3.3.3 Performance<text:tab/>3</text:p>
          <text:p text:style-name="P2">3.3.4 Supportabilità<text:tab/>3</text:p>
          <text:p text:style-name="P2">3.3.5 Implementazione<text:tab/>3</text:p>
          <text:p text:style-name="P2">3.3.6 Interfaccia<text:tab/>3</text:p>
          <text:p text:style-name="P2">3.3.7 Impacchettazione<text:tab/>3</text:p>
          <text:p text:style-name="P2">3.3.8 Legali<text:tab/>3</text:p>
          <text:p text:style-name="P2">3.4 System models<text:tab/>3</text:p>
          <text:p text:style-name="P2">3.4.1 Scenarios<text:tab/>3</text:p>
          <text:p text:style-name="P2">3.4.2 Use case model<text:tab/>3</text:p>
          <text:p text:style-name="P2">3.4.3 Object model<text:tab/>3</text:p>
          <text:p text:style-name="P2">3.4.4 Dynamic model<text:tab/>3</text:p>
          <text:p text:style-name="P2">3.4.5 Interfaccia Utente: Cammini di navigazione e Mockup<text:tab/>3</text:p>
          <text:p text:style-name="P3">4. Glossario<text:tab/>3</text:p>
        </text:index-body>
      </text:table-of-content>
      <text:p text:style-name="Text_20_body"><text:s/></text:p>
      <text:h text:style-name="Heading_20_1" text:outline-level="1"><text:span text:style-name="T1">1. </text:span><text:span text:style-name="T3">Introduzione</text:span></text:h>
      <text:h text:style-name="P4" text:outline-level="2">1.1 Scopo del Sistema</text:h>
      <text:p text:style-name="P6">Lo scopo del sistema è di rendere disponibile e gestire un sito perlopiù informativo dedicato al Museo Belpaese.</text:p>
      <text:p text:style-name="P6">Il cliente ha richiesto che il sito sia attraente e invitante al pubblico, in modo da fungere anche scopo pubblicitario.</text:p>
      <text:p text:style-name="P6">I dati resi disponibili sul sito sono perlopiù riguardanti le mostre del Museo, che variano nel tempo. Si deve quindi provvedere anche l'abilità ai curatori di modificare i dati delle mostre.</text:p>
      <text:p text:style-name="P6">Altre informazioni sono la storia del museo e i suoi curatori.</text:p>
      <text:p text:style-name="P6"><text:soft-page-break/>Oltre la visualizzazione di informazioni, il sito deve permettere a visitatori di acquistare biglietti per il museo. Questi esistono in numero limitato, quindi il sistema deve anche verificare la loro disponibilità.</text:p>
      <text:h text:style-name="P4" text:outline-level="2">1.2 Ambito del Sistema</text:h>
      <text:p text:style-name="Text_20_body">Il sito sarà modesto, di poche (circa 4-5) pagine. Avrà un database associato con pochi (1-3) schemi. La maggior parte del peso del filesystem sarà composto da immagini illustrative del museo e delle mostre. Vi sono due tipi di utenti: Visitatori e Curatori.</text:p>
      <text:h text:style-name="P4" text:outline-level="2">1.3 Obiettivi e Criteri del Sistema</text:h>
      <text:p text:style-name="Text_20_body">Il sistema deve presentare le informazioni relative al museo in modo chiaro e gradevole, e permettere l'acquisto dei biglietti. L'acquisto deve essere sicuro e non deve mai fallire dopo il pagamento, pena il rimborso del costo.</text:p>
      <text:p text:style-name="Text_20_body">Deve essere eseguito con successo sull'hardware del museo, ed essere di facile usabilità da parte del suo staff.</text:p>
      <text:p text:style-name="Text_20_body">Inoltre, l'aspetto del sito deve risultare gradevole al direttore del museo.</text:p>
      <text:h text:style-name="P4" text:outline-level="2">1.4 Definizioni, Acronimi e Abbreviazioni</text:h>
      <text:h text:style-name="P4" text:outline-level="2"><text:line-break/>1.5 Riferimenti</text:h>
      <text:p text:style-name="Text_20_body">Vedere i documenti allegati.</text:p>
      <text:list xml:id="list7733961708816234592" text:style-name="L1">
        <text:list-item>
          <text:p text:style-name="P28">Problem Statement</text:p>
        </text:list-item>
      </text:list>
      <text:h text:style-name="P5" text:outline-level="2">1.6 Sommario</text:h>
      <text:p text:style-name="Text_20_body">Il sistema è un semplice sito gestito dal museo e facilmente modificabile dal suo staff, che può gestire la vendita di biglietti.</text:p>
      <text:h text:style-name="P25" text:outline-level="1">2. Sistema Corrente</text:h>
      <text:p text:style-name="Table_20_Contents">Finora, il Museo Belpaese ha lasciato la pubblicità a volantini, manifesti e giornalisti locali. L'acquisto di biglietti finora è stato solo possibile all'entrata. La produzione dei volantini e manifesti è stata fatta via Microsoft Word, e sono stati distribuiti in vari punti del comune di Salerno.</text:p>
      <text:h text:style-name="Heading_20_1" text:outline-level="1">3. Sistema Proposto</text:h>
      <text:h text:style-name="Heading_20_2" text:outline-level="2">3.1 Sommario</text:h>
      <text:p text:style-name="Text_20_body">Un sito web responsive e dinamico con una homepage attraente, una lista delle mostre in corso modificabile dai curatori del museo, e la possibilità di acquistare biglietti digitali.</text:p>
      <text:h text:style-name="Heading_20_2" text:outline-level="2">3.2 Requisiti Funzionali</text:h>
      <text:p text:style-name="Text_20_body">I visitatori possono visualizzare la pagina principale, la pagina delle mostre e la pagina di <text:soft-page-break/>ogni mostra. Inoltre possono acquistare biglietti.</text:p>
      <text:p text:style-name="Text_20_body">I curatori devono poter accedere al sito con email e password, aggiungere, cancellare, modificare e pubblicare mostre.</text:p>
      <text:h text:style-name="Heading_20_2" text:outline-level="2">3.3 Requisiti Non Funzionali</text:h>
      <text:h text:style-name="Heading_20_3" text:outline-level="3">3.3.1 Usabilità</text:h>
      <text:p text:style-name="Text_20_body">Le interfacce utente devono essere chiare e facili da usare. Sia visitatori che staff sono poco esperti con sistemi informatici, e in particolare i visitatori possono essere anche completamente inesperti con interfacce web. Occorrerà provvedere istruzioni d'uso anche allo staff del museo, abbastanza inesperto.</text:p>
      <text:h text:style-name="Heading_20_3" text:outline-level="3">3.3.2 Affidabilità</text:h>
      <text:p text:style-name="Text_20_body">L'affidabilità è un elevata priorità nella vendita di biglietti. In particolare, la più grande criticità è la possibilità che il cliente paghi il biglietto e poi non lo riceva.</text:p>
      <text:p text:style-name="Text_20_body">Il Museo ha garantito la disponibilità di una decina di biglietti oltre il limite di vendita per coprire la possibilità del loro acquisto nel caso di un leggero malfunzionamento, permettendo al sistema un po' di flessibilità con la loro disponibilità, da determinare meglio in base ai dati di acquisto e l'effettiva frequenza di acquisto dei biglietti.</text:p>
      <text:p text:style-name="Text_20_body">Resta cruciale garantire che il pagamento del biglietto venga effettuato se e solo se il biglietto è effettivamente inviato.</text:p>
      <text:h text:style-name="Heading_20_3" text:outline-level="3">3.3.3 Performance</text:h>
      <text:p text:style-name="Text_20_body">Non vi sono elevati requisiti di performance. Il sito deve rispondere a tutte le richieste web entro tre secondi e supportare fino a una decina di utenti simultaneamente.</text:p>
      <text:h text:style-name="Heading_20_3" text:outline-level="3">3.3.4 Supportabilità</text:h>
      <text:p text:style-name="Text_20_body">In futuro, il museo potrebbe estendere le funzionalità del sito in vari modi, permettendo l'aggiunta di pagine per singoli reperti, più tipi di staff, e una sezione notizie. Potrebbe aumentare anche il numero di utenti concorrenti. Bisognerà garantire la possibilità di espandere ogni parte del sistema, e di traferirlo su macchine più potenti.</text:p>
      <text:p text:style-name="Text_20_body">La manutenzione verrà gestita su due livelli: da un membro dello staff del museo dalle qualifiche medie-basse (un tirocinante universitario che ha seguito un semplice corso di programmazione in Java e Python) e dal nostro team di supporto, contattabile da remoto.</text:p>
      <text:h text:style-name="Heading_20_3" text:outline-level="3">3.3.5 Implementazione</text:h>
      <text:p text:style-name="Text_20_body">Il museo ha hardware limitato. La macchina disposta per l'installazione e operazione del sistema è un PC con prestazioni medio-basse.</text:p>
      <text:p text:style-name="Text_20_body">Il nostro team di testing è molto limitato, quindi si desidera minimizzare la quantità di 'parti mobili' capaci di fallire.</text:p>
      <text:h text:style-name="Heading_20_3" text:outline-level="3">3.3.6 Interfaccia</text:h>
      <text:p text:style-name="Text_20_body">I dati sono inseriti dai visitatori e curatori del museo via interfaccia web. L'aggiunta di nuovi curatori verrà fatta via un semplice client Java (non web).</text:p>
      <text:h text:style-name="Heading_20_3" text:outline-level="3"><text:soft-page-break/>3.3.7 Impacchettazione</text:h>
      <text:p text:style-name="Text_20_body">Il Sistema verrà installato una sola volta dal cliente. Verrà installato dal cliente stesso con il supporto di un ingegnere consultato in maniera telematica al momento.</text:p>
      <text:h text:style-name="P26" text:outline-level="3">3.4 Modelli di Sistema</text:h>
      <text:h text:style-name="Heading_20_3" text:outline-level="3">3.4.1 Scenari</text:h>
      <text:h text:style-name="Heading_20_4" text:outline-level="4">S-1. Actors: visitatore:Alice</text:h>
      <text:list xml:id="list7157740283229816375" text:style-name="WWNum10">
        <text:list-item>
          <text:p text:style-name="P7">Alice passa davanti al museo durante la giornata, e considera di visitarlo in settimana.</text:p>
        </text:list-item>
        <text:list-item>
          <text:p text:style-name="P7">Accede al sito del museo. Vede immediatamente la homepage.</text:p>
        </text:list-item>
        <text:list-item>
          <text:p text:style-name="P7">Incuriosita, passa alla sezione delle mostre, e vede la mostra 'Cucina nell'Antica Roma'.</text:p>
        </text:list-item>
        <text:list-item>
          <text:p text:style-name="P7">Va alla pagina della mostra, e legge la sua descrizione. Interessata da alcuni dei reperti descritti, decide di vederli dal vivo. Vede che la mostra è temporanea, e chiuderà entro fine mese.</text:p>
        </text:list-item>
        <text:list-item>
          <text:p text:style-name="P7">Sapendo la data della mostra, Alice decide di fare una gita in museo il prossimo sabato, e abbandona il sito. Compra il biglietto all'entrata.</text:p>
        </text:list-item>
      </text:list>
      <text:h text:style-name="Heading_20_4" text:outline-level="4"><text:bookmark text:name="_yl5o2195ztlr"/>S-2. Actors: visitatore:Bob, banca:ISP</text:h>
      <text:list xml:id="list2752302894830605095" text:style-name="WWNum9">
        <text:list-item>
          <text:p text:style-name="P8">Bob è un appassionato di musei. Un po’ annoiato, decide di controllare il sito del museo per vedere se vi sono mostre interessanti.</text:p>
        </text:list-item>
        <text:list-item>
          <text:p text:style-name="P8">Entra nel sito, e immediatamente vede che la mostra 'Gladiatori' arriva al museo la settimana prossima.</text:p>
        </text:list-item>
        <text:list-item>
          <text:p text:style-name="P8">Interessato, seleziona la mostra e vede la sua pagina.</text:p>
        </text:list-item>
        <text:list-item>
          <text:p text:style-name="P8">Soddisfatto, decide di acquistare un biglietto. Va alla pagina di acquisto, inserisce la sua email e i dati della sua carta di credito, seleziona la data in cui vuole visitare il museo e acquista il suo biglietto.</text:p>
        </text:list-item>
        <text:list-item>
          <text:p text:style-name="P8">Il sito richiede il pagamento dalla banca di Bob, usando tali dati. Se il pagamento va a buon fine, invia il biglietto virtuale a Bob via email.</text:p>
        </text:list-item>
        <text:list-item>
          <text:p text:style-name="P8">Giorni dopo, quando visita il museo, Bob accede alla sua email e visualizza il suo biglietto virtuale. Lo presenta all’entrata, e entra nel museo.</text:p>
        </text:list-item>
      </text:list>
      <text:h text:style-name="Heading_20_4" text:outline-level="4"><text:bookmark text:name="_brlczf7g9mus"/>S-3. Actors: curatore:Carlo</text:h>
      <text:list xml:id="list1387487606787035330" text:style-name="WWNum11">
        <text:list-item>
          <text:p text:style-name="P9">Carlo è un curatore del museo.</text:p>
        </text:list-item>
        <text:list-item>
          <text:p text:style-name="P9">Accede al sito con email e password, e va alla sezione mostre.</text:p>
        </text:list-item>
        <text:list-item>
          <text:p text:style-name="P9">Crea una mostra, e vi aggiunge un titolo e una descrizione.</text:p>
        </text:list-item>
        <text:list-item>
          <text:p text:style-name="P9">Una volta che la mostra è pronta, accede al sito, e la pubblica.</text:p>
        </text:list-item>
      </text:list>
      <text:h text:style-name="Heading_20_3" text:outline-level="3">3.4.2 Use case model</text:h>
      <text:h text:style-name="Heading_20_4" text:outline-level="4"/>
      <text:h text:style-name="P27" text:outline-level="4">UC-1:VisitaSito</text:h>
      <table:table table:name="Tabella1" table:style-name="Tabella1">
        <table:table-column table:style-name="Tabella1.A"/>
        <table:table-column table:style-name="Tabella1.B"/>
        <table:table-row>
          <table:table-cell table:style-name="Tabella1.A1" office:value-type="string">
            <text:p text:style-name="Table_20_Contents">Nome</text:p>
          </table:table-cell>
          <table:table-cell table:style-name="Tabella1.B1" office:value-type="string">
            <text:p text:style-name="Table_20_Contents">VisitaSito</text:p>
          </table:table-cell>
        </table:table-row>
        <table:table-row>
          <table:table-cell table:style-name="Tabella1.A2" office:value-type="string">
            <text:p text:style-name="Table_20_Contents">Attori</text:p>
          </table:table-cell>
          <table:table-cell table:style-name="Tabella1.B2" office:value-type="string">
            <text:p text:style-name="Table_20_Contents">Visitatore</text:p>
          </table:table-cell>
        </table:table-row>
        <table:table-row>
          <table:table-cell table:style-name="Tabella1.A2" office:value-type="string">
            <text:p text:style-name="Table_20_Contents">Flusso di Eventi</text:p>
          </table:table-cell>
          <table:table-cell table:style-name="Tabella1.B2" office:value-type="string">
            <text:list xml:id="list1497762273723142445" text:style-name="L2">
              <text:list-item>
                <text:p text:style-name="P10">Il browser del Visitatore richiede una pagina del sito.</text:p>
              </text:list-item>
              <text:list-item>
                <text:p text:style-name="P10">Il <text:span text:style-name="T2">Sistema</text:span><text:span text:style-name="T4"> genera la pagina richiesta in modo dinamico e la invia al Visitatore.</text:span></text:p>
              </text:list-item>
              <text:list-item>
                <text:p text:style-name="P11">Ripeti da 1.</text:p>
              </text:list-item>
            </text:list>
          </table:table-cell>
        </table:table-row>
        <table:table-row>
          <table:table-cell table:style-name="Tabella1.A2" office:value-type="string">
            <text:p text:style-name="Table_20_Contents">Condizione d'Entrata</text:p>
          </table:table-cell>
          <table:table-cell table:style-name="Tabella1.B2" office:value-type="string">
            <text:p text:style-name="Table_20_Contents">Il Visitatore accede al Sito.</text:p>
          </table:table-cell>
        </table:table-row>
        <table:table-row>
          <table:table-cell table:style-name="Tabella1.A2" office:value-type="string">
            <text:p text:style-name="Table_20_Contents">Condizione d'Uscita</text:p>
          </table:table-cell>
          <table:table-cell table:style-name="Tabella1.B2" office:value-type="string">
            <text:p text:style-name="Table_20_Contents">Il Visitatore abbandona il Sito.</text:p>
          </table:table-cell>
        </table:table-row>
        <table:table-row>
          <table:table-cell table:style-name="Tabella1.A2" office:value-type="string">
            <text:p text:style-name="Table_20_Contents">Requisiti di Qualità</text:p>
          </table:table-cell>
          <table:table-cell table:style-name="Tabella1.B2" office:value-type="string">
            <text:p text:style-name="Table_20_Contents">Il Sistema deve rispondere entro 3 secondi.</text:p>
          </table:table-cell>
        </table:table-row>
      </table:table>
      <text:h text:style-name="Heading_20_4" text:outline-level="4">UC-2: AcquistaBiglietto</text:h>
      <table:table table:name="Tabella2" table:style-name="Tabella2">
        <table:table-column table:style-name="Tabella2.A"/>
        <table:table-column table:style-name="Tabella2.B"/>
        <table:table-row>
          <table:table-cell table:style-name="Tabella2.A1" office:value-type="string">
            <text:p text:style-name="Table_20_Contents">Nome</text:p>
          </table:table-cell>
          <table:table-cell table:style-name="Tabella2.B1" office:value-type="string">
            <text:p text:style-name="Table_20_Contents">AcquistaBiglietto</text:p>
          </table:table-cell>
        </table:table-row>
        <table:table-row>
          <table:table-cell table:style-name="Tabella2.A2" office:value-type="string">
            <text:p text:style-name="Table_20_Contents">Attori</text:p>
          </table:table-cell>
          <table:table-cell table:style-name="Tabella2.B2" office:value-type="string">
            <text:p text:style-name="Table_20_Contents">Visitatore, Banca</text:p>
          </table:table-cell>
        </table:table-row>
        <table:table-row>
          <table:table-cell table:style-name="Tabella2.A2" office:value-type="string">
            <text:p text:style-name="Table_20_Contents">Flusso di Eventi</text:p>
          </table:table-cell>
          <table:table-cell table:style-name="Tabella2.B2" office:value-type="string">
            <text:list xml:id="list8415217423107447551" text:style-name="L3">
              <text:list-item>
                <text:p text:style-name="P12">Il Visitatore seleziona l'acquisto di un biglietto.</text:p>
              </text:list-item>
              <text:list-item>
                <text:p text:style-name="P19"><text:span text:style-name="T4">Il </text:span><text:span text:style-name="T2">Sistema</text:span><text:span text:style-name="T4"> offre un modulo per l'inserimento dei dati necessari per l'acquisto.</text:span></text:p>
              </text:list-item>
              <text:list-item>
                <text:p text:style-name="P12">Il Visitatore inserisce i dati e li invia.</text:p>
              </text:list-item>
              <text:list-item>
                <text:p text:style-name="P19"><text:span text:style-name="T4">Il </text:span><text:span text:style-name="T2">Sistema</text:span><text:span text:style-name="T4"> verifica la correttezza dei dati e richiede la conferma dell'acquisto.</text:span></text:p>
              </text:list-item>
              <text:list-item>
                <text:p text:style-name="P12">Il Visitatore conferma l'acquisto.</text:p>
              </text:list-item>
              <text:list-item>
                <text:p text:style-name="P19"><text:span text:style-name="T4">Il </text:span><text:span text:style-name="T2">Sistema </text:span><text:span text:style-name="T4">chiede il pagamento dalla Banca.</text:span></text:p>
              </text:list-item>
              <text:list-item>
                <text:p text:style-name="P12">La Banca conferma il pagamento.</text:p>
              </text:list-item>
              <text:list-item>
                <text:p text:style-name="P19"><text:span text:style-name="T4">Il </text:span><text:span text:style-name="T2">Sistema </text:span><text:span text:style-name="T4">conferma il successo dell'acquisto al Visitatore e gli invia un'email con il biglietto virtuale.</text:span></text:p>
              </text:list-item>
            </text:list>
          </table:table-cell>
        </table:table-row>
        <table:table-row>
          <table:table-cell table:style-name="Tabella2.A2" office:value-type="string">
            <text:p text:style-name="Table_20_Contents">Condizione d'Entrata</text:p>
          </table:table-cell>
          <table:table-cell table:style-name="Tabella2.B2" office:value-type="string">
            <text:p text:style-name="Table_20_Contents">Il Visitatore accede alla pagina di acquisto dei biglietti.</text:p>
          </table:table-cell>
        </table:table-row>
        <table:table-row>
          <table:table-cell table:style-name="Tabella2.A2" office:value-type="string">
            <text:p text:style-name="Table_20_Contents">Condizione d'Uscita</text:p>
          </table:table-cell>
          <table:table-cell table:style-name="Tabella2.B2" office:value-type="string">
            <text:p text:style-name="Table_20_Contents">Il Visitatore esce dalla pagina di acquisto dei biglietti</text:p>
            <text:p text:style-name="Table_20_Contents">E</text:p>
            <text:p text:style-name="Table_20_Contents">SE è stato eseguito il passo 6</text:p>
            <text:p text:style-name="Table_20_Contents">ALLORA è stato eseguito il passo 8.</text:p>
          </table:table-cell>
        </table:table-row>
        <table:table-row>
          <table:table-cell table:style-name="Tabella2.A2" office:value-type="string">
            <text:p text:style-name="Table_20_Contents">Flussi Alternativi</text:p>
          </table:table-cell>
          <table:table-cell table:style-name="Tabella2.B2" office:value-type="string">
            <text:p text:style-name="Table_20_Contents">Se al passo 4 la verifica dei dati fallisce</text:p>
            <text:p text:style-name="Table_20_Contents">OPPURE al passo 7 la banca rifiuta la richiesta di pagamento:</text:p>
            <text:list xml:id="list32328088" text:continue-list="list8415217423107447551" text:style-name="L3">
              <text:list-item text:start-value="1">
                <text:p text:style-name="P19">Torna al passo 3, facendo mostrare al <text:span text:style-name="T2">Sistema</text:span><text:span text:style-name="T4"> un messaggio di errore appropriato.</text:span></text:p>
              </text:list-item>
            </text:list>
          </table:table-cell>
        </table:table-row>
        <table:table-row>
          <table:table-cell table:style-name="Tabella2.A2" office:value-type="string">
            <text:p text:style-name="Table_20_Contents">Dati Richiesti</text:p>
          </table:table-cell>
          <table:table-cell table:style-name="Tabella2.B2" office:value-type="string">
            <text:list xml:id="list1239085191511539821" text:style-name="L4">
              <text:list-item>
                <text:p text:style-name="P20">Email (stringa in formato email (<text:a xlink:type="simple" xlink:href="mailto:xxxx@yyy.zzz" text:style-name="Internet_20_link" text:visited-style-name="Visited_20_Internet_20_Link">xxxx@yyy.zzz</text:a>)</text:p>
              </text:list-item>
              <text:list-item>
                <text:p text:style-name="P20">Conferma Email (stringa identica alla precedente)</text:p>
              </text:list-item>
              <text:list-item>
                <text:p text:style-name="P20"># Carta (stringa di 16 caratteri numerici)</text:p>
              </text:list-item>
              <text:list-item>
                <text:p text:style-name="P20">Data Scadenza Carta (MM/YY)</text:p>
              </text:list-item>
              <text:list-item>
                <text:p text:style-name="P20">Codice Sicurezza Carta (stringa di 3 caratter numerici)</text:p>
              </text:list-item>
            </text:list>
          </table:table-cell>
        </table:table-row>
        <table:table-row>
          <table:table-cell table:style-name="Tabella2.A2" office:value-type="string">
            <text:p text:style-name="Table_20_Contents">Requisiti di Qualità</text:p>
          </table:table-cell>
          <table:table-cell table:style-name="Tabella2.B2" office:value-type="string">
            <text:p text:style-name="Text_20_body">Garantire che il pagamento del biglietto venga effettuato se e solo se il biglietto è effettivamente inviato.</text:p>
          </table:table-cell>
        </table:table-row>
      </table:table>
      <text:h text:style-name="Heading_20_4" text:outline-level="4">UC-3: LoginCuratore</text:h>
      <table:table table:name="Tabella4" table:style-name="Tabella4">
        <table:table-column table:style-name="Tabella4.A"/>
        <table:table-column table:style-name="Tabella4.B"/>
        <table:table-row>
          <table:table-cell table:style-name="Tabella4.A1" office:value-type="string">
            <text:p text:style-name="Table_20_Contents">Nome</text:p>
          </table:table-cell>
          <table:table-cell table:style-name="Tabella4.B1" office:value-type="string">
            <text:p text:style-name="Table_20_Contents">LoginCuratore</text:p>
          </table:table-cell>
        </table:table-row>
        <table:table-row>
          <table:table-cell table:style-name="Tabella4.A2" office:value-type="string">
            <text:p text:style-name="Table_20_Contents">Attori</text:p>
          </table:table-cell>
          <table:table-cell table:style-name="Tabella4.B2" office:value-type="string">
            <text:p text:style-name="Table_20_Contents">Curatore</text:p>
          </table:table-cell>
        </table:table-row>
        <table:table-row>
          <table:table-cell table:style-name="Tabella4.A2" office:value-type="string">
            <text:p text:style-name="Table_20_Contents">Flusso di Eventi</text:p>
          </table:table-cell>
          <table:table-cell table:style-name="Tabella4.B2" office:value-type="string">
            <text:list xml:id="list2529817406921656242" text:style-name="L5">
              <text:list-item>
                <text:p text:style-name="P13">Il Curatore inserisce i dati per il login e li invia.</text:p>
              </text:list-item>
              <text:list-item>
                <text:p text:style-name="P21"><text:span text:style-name="T4">Il </text:span><text:span text:style-name="T2">Sistema</text:span><text:span text:style-name="T4"> verifica i dati inviati.</text:span></text:p>
                <text:list>
                  <text:list-item>
                    <text:p text:style-name="P13">Se esiste un account corrispondente all'email inserita e la password associata è corretta, completa il Login e reindirizza alla pagina delle Mostre.</text:p>
                  </text:list-item>
                  <text:list-item>
                    <text:p text:style-name="P13">Se no, verifica quanti tentativi di login sono stati fatti:</text:p>
                    <text:list>
                      <text:list-item>
                        <text:p text:style-name="P13">Se meno di 3, torna al passo 1 con un messaggio di errore appropriato.</text:p>
                      </text:list-item>
                      <text:list-item>
                        <text:p text:style-name="P13">Se almeno 3, impedisci ulteriori tentativi di login all'Utente.</text:p>
                      </text:list-item>
                    </text:list>
                  </text:list-item>
                </text:list>
              </text:list-item>
            </text:list>
          </table:table-cell>
        </table:table-row>
        <table:table-row>
          <table:table-cell table:style-name="Tabella4.A2" office:value-type="string">
            <text:p text:style-name="Table_20_Contents">Condizione d'Entrata</text:p>
          </table:table-cell>
          <table:table-cell table:style-name="Tabella4.B2" office:value-type="string">
            <text:p text:style-name="Table_20_Contents">Il Curatore accede alla pagina di Login per Curatori.</text:p>
          </table:table-cell>
        </table:table-row>
        <table:table-row>
          <table:table-cell table:style-name="Tabella4.A2" office:value-type="string">
            <text:p text:style-name="Table_20_Contents">Condizione d'Uscita</text:p>
          </table:table-cell>
          <table:table-cell table:style-name="Tabella4.B2" office:value-type="string">
            <text:p text:style-name="Table_20_Contents">Il Curatore abbandona la pagina di Login per Curatori.</text:p>
          </table:table-cell>
        </table:table-row>
        <table:table-row>
          <table:table-cell table:style-name="Tabella4.A2" office:value-type="string">
            <text:p text:style-name="Table_20_Contents">Dati Richiesti</text:p>
          </table:table-cell>
          <table:table-cell table:style-name="Tabella4.B2" office:value-type="string">
            <text:list xml:id="list5707594644899089893" text:style-name="L6">
              <text:list-item>
                <text:p text:style-name="P22">Username (Stringa di massimo 20 caratteri alfanumerici)</text:p>
              </text:list-item>
              <text:list-item>
                <text:p text:style-name="P22">Password (Stringa tra 20 e 100 caratteri alfanumerici e/o speciali)</text:p>
              </text:list-item>
            </text:list>
          </table:table-cell>
        </table:table-row>
      </table:table>
      <text:h text:style-name="Heading_20_4" text:outline-level="4">UC-4: CreaMostra</text:h>
      <table:table table:name="Tabella3" table:style-name="Tabella3">
        <table:table-column table:style-name="Tabella3.A"/>
        <table:table-column table:style-name="Tabella3.B"/>
        <table:table-row>
          <table:table-cell table:style-name="Tabella3.A1" office:value-type="string">
            <text:p text:style-name="Table_20_Contents">Nome</text:p>
          </table:table-cell>
          <table:table-cell table:style-name="Tabella3.B1" office:value-type="string">
            <text:p text:style-name="Table_20_Contents">CreaMostra</text:p>
          </table:table-cell>
        </table:table-row>
        <table:table-row>
          <table:table-cell table:style-name="Tabella3.A2" office:value-type="string">
            <text:p text:style-name="Table_20_Contents">Attori</text:p>
          </table:table-cell>
          <table:table-cell table:style-name="Tabella3.B2" office:value-type="string">
            <text:p text:style-name="Table_20_Contents">Curatore</text:p>
          </table:table-cell>
        </table:table-row>
        <table:table-row>
          <table:table-cell table:style-name="Tabella3.A2" office:value-type="string">
            <text:p text:style-name="Table_20_Contents">Flusso di Eventi</text:p>
          </table:table-cell>
          <table:table-cell table:style-name="Tabella3.B2" office:value-type="string">
            <text:list xml:id="list7250552375696729685" text:style-name="L7">
              <text:list-item>
                <text:p text:style-name="P14">Il Curatore decide di creare una Mostra.</text:p>
              </text:list-item>
              <text:list-item>
                <text:p text:style-name="P23"><text:span text:style-name="T4">Il </text:span><text:span text:style-name="T2">Sistema </text:span><text:span text:style-name="T4">crea una Mostra con certi valori di default.</text:span></text:p>
              </text:list-item>
            </text:list>
          </table:table-cell>
        </table:table-row>
        <table:table-row>
          <table:table-cell table:style-name="Tabella3.A2" office:value-type="string">
            <text:p text:style-name="Table_20_Contents">Condizione d'Entrata</text:p>
          </table:table-cell>
          <table:table-cell table:style-name="Tabella3.B2" office:value-type="string">
            <text:p text:style-name="Table_20_Contents">Il Curatore entra nella sezione di Gestione Mostre</text:p>
          </table:table-cell>
        </table:table-row>
        <table:table-row>
          <table:table-cell table:style-name="Tabella3.A2" office:value-type="string">
            <text:p text:style-name="Table_20_Contents">Condizione d'Uscita</text:p>
          </table:table-cell>
          <table:table-cell table:style-name="Tabella3.B2" office:value-type="string">
            <text:p text:style-name="Table_20_Contents">Il Curatore esce dalla sezione di Gestione Mostre</text:p>
          </table:table-cell>
        </table:table-row>
        <table:table-row>
          <table:table-cell table:style-name="Tabella3.A2" office:value-type="string">
            <text:p text:style-name="Table_20_Contents">Valori di Default</text:p>
          </table:table-cell>
          <table:table-cell table:style-name="Tabella3.B2" office:value-type="string">
            <text:list xml:id="list1445904635234279966" text:style-name="L8">
              <text:list-item>
                <text:p text:style-name="P24">Nome: 'Nuova Mostra'</text:p>
              </text:list-item>
              <text:list-item>
                <text:p text:style-name="P24">Corpo: 'Inserire Descrizione'</text:p>
              </text:list-item>
              <text:list-item>
                <text:p text:style-name="P24">Pubblicata: Falso</text:p>
              </text:list-item>
            </text:list>
          </table:table-cell>
        </table:table-row>
      </table:table>
      <text:h text:style-name="Heading_20_4" text:outline-level="4">UC-5: ModificaMostra</text:h>
      <table:table table:name="Tabella5" table:style-name="Tabella5">
        <table:table-column table:style-name="Tabella5.A"/>
        <table:table-column table:style-name="Tabella5.B"/>
        <table:table-row>
          <table:table-cell table:style-name="Tabella5.A1" office:value-type="string">
            <text:p text:style-name="Table_20_Contents">Nome</text:p>
          </table:table-cell>
          <table:table-cell table:style-name="Tabella5.B1" office:value-type="string">
            <text:p text:style-name="Table_20_Contents">ModificaMostra</text:p>
          </table:table-cell>
        </table:table-row>
        <table:table-row>
          <table:table-cell table:style-name="Tabella5.A2" office:value-type="string">
            <text:p text:style-name="Table_20_Contents">Attori</text:p>
          </table:table-cell>
          <table:table-cell table:style-name="Tabella5.B2" office:value-type="string">
            <text:p text:style-name="Table_20_Contents">Curatore</text:p>
          </table:table-cell>
        </table:table-row>
        <table:table-row>
          <table:table-cell table:style-name="Tabella5.A2" office:value-type="string">
            <text:p text:style-name="Table_20_Contents">Flusso di Eventi</text:p>
          </table:table-cell>
          <table:table-cell table:style-name="Tabella5.B2" office:value-type="string">
            <text:list xml:id="list6768295509062903834" text:style-name="L9">
              <text:list-item>
                <text:p text:style-name="P15">Il Curatore seleziona di modificare la Mostra.</text:p>
              </text:list-item>
              <text:list-item>
                <text:p text:style-name="P15">Il <text:span text:style-name="T2">Sistema</text:span> offre un modulo per la modifica della Mostra.</text:p>
              </text:list-item>
              <text:list-item>
                <text:p text:style-name="P15">Il Curatore inserisce i nuovi dati e conferma la modifica.</text:p>
              </text:list-item>
              <text:list-item>
                <text:p text:style-name="P15">Il <text:span text:style-name="T2">Sistema</text:span> salva i dati modificati.</text:p>
              </text:list-item>
            </text:list>
          </table:table-cell>
        </table:table-row>
        <table:table-row>
          <table:table-cell table:style-name="Tabella5.A2" office:value-type="string">
            <text:p text:style-name="Table_20_Contents">Condizione d'Entrata</text:p>
          </table:table-cell>
          <table:table-cell table:style-name="Tabella5.B2" office:value-type="string">
            <text:p text:style-name="Table_20_Contents">Il Curatore entra nella pagina della Mostra.</text:p>
          </table:table-cell>
        </table:table-row>
        <table:table-row>
          <table:table-cell table:style-name="Tabella5.A2" office:value-type="string">
            <text:p text:style-name="Table_20_Contents">Condizione d'Uscita</text:p>
          </table:table-cell>
          <table:table-cell table:style-name="Tabella5.B2" office:value-type="string">
            <text:p text:style-name="Table_20_Contents">Il Curatore esce dalla pagina della Mostra.</text:p>
          </table:table-cell>
        </table:table-row>
      </table:table>
      <text:h text:style-name="Heading_20_4" text:outline-level="4">UC-6: PubblicaMostra</text:h>
      <table:table table:name="Tabella6" table:style-name="Tabella6">
        <table:table-column table:style-name="Tabella6.A"/>
        <table:table-column table:style-name="Tabella6.B"/>
        <table:table-row>
          <table:table-cell table:style-name="Tabella6.A1" office:value-type="string">
            <text:p text:style-name="Table_20_Contents">Nome</text:p>
          </table:table-cell>
          <table:table-cell table:style-name="Tabella6.B1" office:value-type="string">
            <text:p text:style-name="Table_20_Contents">PubblicaMostra</text:p>
          </table:table-cell>
        </table:table-row>
        <table:table-row>
          <table:table-cell table:style-name="Tabella6.A2" office:value-type="string">
            <text:p text:style-name="Table_20_Contents">Attori</text:p>
          </table:table-cell>
          <table:table-cell table:style-name="Tabella6.B2" office:value-type="string">
            <text:p text:style-name="Table_20_Contents">Curatore</text:p>
          </table:table-cell>
        </table:table-row>
        <table:table-row>
          <table:table-cell table:style-name="Tabella6.A2" office:value-type="string">
            <text:p text:style-name="Table_20_Contents">Flusso di Eventi</text:p>
          </table:table-cell>
          <table:table-cell table:style-name="Tabella6.B2" office:value-type="string">
            <text:list xml:id="list8505930676486773868" text:style-name="L10">
              <text:list-item>
                <text:p text:style-name="P16">Il Curatore seleziona di pubblicare una Mostra.</text:p>
              </text:list-item>
              <text:list-item>
                <text:p text:style-name="P16">Il <text:span text:style-name="T2">Sistema </text:span>richiede la conferma dell'operazione.</text:p>
              </text:list-item>
              <text:list-item>
                <text:p text:style-name="P16">Il Curatore conferma la pubblicazione.</text:p>
              </text:list-item>
              <text:list-item>
                <text:p text:style-name="P16">Il <text:span text:style-name="T2">Sistema</text:span> aggiorna imposta la Mostra come pubblica.</text:p>
              </text:list-item>
            </text:list>
          </table:table-cell>
        </table:table-row>
        <table:table-row>
          <table:table-cell table:style-name="Tabella6.A2" office:value-type="string">
            <text:p text:style-name="Table_20_Contents">Condizione d'Entrata</text:p>
          </table:table-cell>
          <table:table-cell table:style-name="Tabella6.B2" office:value-type="string">
            <text:p text:style-name="Table_20_Contents">Il Curatore entra nella sezione di Gestione Mostre</text:p>
          </table:table-cell>
        </table:table-row>
        <table:table-row>
          <table:table-cell table:style-name="Tabella6.A2" office:value-type="string">
            <text:p text:style-name="Table_20_Contents">Condizione d'Uscita</text:p>
          </table:table-cell>
          <table:table-cell table:style-name="Tabella6.B2" office:value-type="string">
            <text:p text:style-name="Table_20_Contents">Il Curatore esce dalla sezione di Gestione Mostre</text:p>
          </table:table-cell>
        </table:table-row>
        <table:table-row>
          <table:table-cell table:style-name="Tabella6.A2" office:value-type="string">
            <text:p text:style-name="Table_20_Contents">Flussi Alternativi</text:p>
          </table:table-cell>
          <table:table-cell table:style-name="Tabella6.B2" office:value-type="string">
            <text:p text:style-name="Table_20_Contents">Al passo 3, il Curatore può annullare l'operazione, tornando all'inizio del Caso d'Uso.</text:p>
          </table:table-cell>
        </table:table-row>
      </table:table>
      <text:h text:style-name="Heading_20_4" text:outline-level="4">UC-7: PubblicaMostra</text:h>
      <table:table table:name="Tabella7" table:style-name="Tabella7">
        <table:table-column table:style-name="Tabella7.A"/>
        <table:table-column table:style-name="Tabella7.B"/>
        <table:table-row>
          <table:table-cell table:style-name="Tabella7.A1" office:value-type="string">
            <text:p text:style-name="Table_20_Contents">Nome</text:p>
          </table:table-cell>
          <table:table-cell table:style-name="Tabella7.B1" office:value-type="string">
            <text:p text:style-name="Table_20_Contents">RitiraMostra</text:p>
          </table:table-cell>
        </table:table-row>
        <table:table-row>
          <table:table-cell table:style-name="Tabella7.A2" office:value-type="string">
            <text:p text:style-name="Table_20_Contents">Attori</text:p>
          </table:table-cell>
          <table:table-cell table:style-name="Tabella7.B2" office:value-type="string">
            <text:p text:style-name="Table_20_Contents">Curatore</text:p>
          </table:table-cell>
        </table:table-row>
        <table:table-row>
          <table:table-cell table:style-name="Tabella7.A2" office:value-type="string">
            <text:p text:style-name="Table_20_Contents">Flusso di Eventi</text:p>
          </table:table-cell>
          <table:table-cell table:style-name="Tabella7.B2" office:value-type="string">
            <text:list xml:id="list821456349467313527" text:style-name="L11">
              <text:list-item>
                <text:p text:style-name="P17">Il Curatore seleziona di ritirare una Mostra.</text:p>
              </text:list-item>
              <text:list-item>
                <text:p text:style-name="P17">Il <text:span text:style-name="T2">Sistema</text:span> aggiorna la Mostra impostandola come non pubblicata.</text:p>
              </text:list-item>
            </text:list>
          </table:table-cell>
        </table:table-row>
        <table:table-row>
          <table:table-cell table:style-name="Tabella7.A2" office:value-type="string">
            <text:p text:style-name="Table_20_Contents">Condizione d'Entrata</text:p>
          </table:table-cell>
          <table:table-cell table:style-name="Tabella7.B2" office:value-type="string">
            <text:p text:style-name="Table_20_Contents">Il Curatore entra nella sezione di Gestione Mostre</text:p>
          </table:table-cell>
        </table:table-row>
        <table:table-row>
          <table:table-cell table:style-name="Tabella7.A2" office:value-type="string">
            <text:p text:style-name="Table_20_Contents">Condizione d'Uscita</text:p>
          </table:table-cell>
          <table:table-cell table:style-name="Tabella7.B2" office:value-type="string">
            <text:p text:style-name="Table_20_Contents">Il Curatore esce dalla sezione di Gestione Mostre</text:p>
          </table:table-cell>
        </table:table-row>
      </table:table>
      <text:h text:style-name="Heading_20_4" text:outline-level="4">UC-8: CancellaMostra</text:h>
      <table:table table:name="Tabella8" table:style-name="Tabella8">
        <table:table-column table:style-name="Tabella8.A"/>
        <table:table-column table:style-name="Tabella8.B"/>
        <table:table-row>
          <table:table-cell table:style-name="Tabella8.A1" office:value-type="string">
            <text:p text:style-name="Table_20_Contents">Nome</text:p>
          </table:table-cell>
          <table:table-cell table:style-name="Tabella8.B1" office:value-type="string">
            <text:p text:style-name="Table_20_Contents">CancellaMostra</text:p>
          </table:table-cell>
        </table:table-row>
        <table:table-row>
          <table:table-cell table:style-name="Tabella8.A2" office:value-type="string">
            <text:p text:style-name="Table_20_Contents">Attori</text:p>
          </table:table-cell>
          <table:table-cell table:style-name="Tabella8.B2" office:value-type="string">
            <text:p text:style-name="Table_20_Contents">Curatore</text:p>
          </table:table-cell>
        </table:table-row>
        <table:table-row>
          <table:table-cell table:style-name="Tabella8.A2" office:value-type="string">
            <text:p text:style-name="Table_20_Contents">Flusso di Eventi</text:p>
          </table:table-cell>
          <table:table-cell table:style-name="Tabella8.B2" office:value-type="string">
            <text:list xml:id="list956369672690090808" text:style-name="L12">
              <text:list-item>
                <text:p text:style-name="P18">Il Curatore seleziona di cancellare una Mostra.</text:p>
              </text:list-item>
              <text:list-item>
                <text:p text:style-name="P18">Il <text:span text:style-name="T2">Sistema </text:span>richiede la conferma dell'operazione.</text:p>
              </text:list-item>
              <text:list-item>
                <text:p text:style-name="P18">Il Curatore conferma la pubblicazione.</text:p>
              </text:list-item>
              <text:list-item>
                <text:p text:style-name="P18">Il <text:span text:style-name="T2">Sistema</text:span> rimuove la Mostra.</text:p>
              </text:list-item>
            </text:list>
          </table:table-cell>
        </table:table-row>
        <table:table-row>
          <table:table-cell table:style-name="Tabella8.A2" office:value-type="string">
            <text:p text:style-name="Table_20_Contents">Condizione d'Entrata</text:p>
          </table:table-cell>
          <table:table-cell table:style-name="Tabella8.B2" office:value-type="string">
            <text:p text:style-name="Table_20_Contents">Il Curatore entra nella sezione di Gestione Mostre</text:p>
          </table:table-cell>
        </table:table-row>
        <table:table-row>
          <table:table-cell table:style-name="Tabella8.A2" office:value-type="string">
            <text:p text:style-name="Table_20_Contents">Condizione d'Uscita</text:p>
          </table:table-cell>
          <table:table-cell table:style-name="Tabella8.B2" office:value-type="string">
            <text:p text:style-name="Table_20_Contents">Il Curatore esce dalla sezione di Gestione Mostre</text:p>
          </table:table-cell>
        </table:table-row>
      </table:table>
      <text:h text:style-name="Heading_20_3" text:outline-level="3">3.4.3 Object model</text:h>
      <text:p text:style-name="Text_20_body"/>
      <text:h text:style-name="Heading_20_3" text:outline-level="3">3.4.4 Dynamic model</text:h>
      <text:p text:style-name="Text_20_body"/>
      <text:h text:style-name="Heading_20_3" text:outline-level="3">3.4.5 Interfaccia Utente: Cammini di navigazione e Mockup</text:h>
      <text:p text:style-name="Text_20_body"/>
      <text:h text:style-name="Heading_20_1" text:outline-level="1">4. Glossar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tyle:font-family-generic="swiss"/>
    <style:font-face style:name="Arial2"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auto-update="true" style:default-outline-level="2" style:list-style-name="" style:class="text">
      <style:paragraph-properties>
        <style:tab-stops/>
      </style:paragraph-properties>
      <style:text-properties style:font-name="Arial1" fo:font-size="16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style:tab-stops/>
      </style:paragraph-properties>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7M12S</meta:editing-duration>
    <meta:editing-cycles>19</meta:editing-cycles>
    <meta:generator>OpenOffice/4.1.15$Win32 OpenOffice.org_project/4115m2$Build-9813</meta:generator>
    <dc:date>2024-06-08T12:06:13.74</dc:date>
    <dc:creator>Aleksei Di Maio</dc:creator>
    <meta:document-statistic meta:table-count="8" meta:image-count="0" meta:object-count="0" meta:page-count="7" meta:paragraph-count="240" meta:word-count="1924" meta:character-count="12023"/>
    <meta:user-defined meta:name="Info 1"/>
    <meta:user-defined meta:name="Info 2"/>
    <meta:user-defined meta:name="Info 3"/>
    <meta:user-defined meta:name="Info 4"/>
  </office:meta>
</office:document-meta>
</file>